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73bb" style:text-line-through-style="none" style:font-name="Helvetica Neue" fo:font-size="12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0073bb" style:font-name="Helvetica Neue" fo:font-size="12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333333" style:font-name="Helvetica Neue" fo:font-size="27pt" fo:letter-spacing="normal" fo:font-style="normal" fo:font-weight="bold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fo:color="#333333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elp.com/biz/screen-door-portland?osq=Restaurants" office:target-frame-name="_blank" xlink:show="new" text:style-name="Internet_20_link" text:visited-style-name="Visited_20_Internet_20_Link"><text:span text:style-name="T1">Screen Door</text:span></text:a> </text:p>
      <text:p text:style-name="P1"><text:a xlink:type="simple" xlink:href="https://www.yelp.com/biz/tasty-n-alder-portland?osq=Restaurants" office:target-frame-name="_blank" xlink:show="new" text:style-name="Internet_20_link" text:visited-style-name="Visited_20_Internet_20_Link"><text:span text:style-name="T1">Tasty n Alder</text:span></text:a> </text:p>
      <text:p text:style-name="P1"><text:a xlink:type="simple" xlink:href="https://www.yelp.com/biz/derby-portland-5?osq=Restaurants" office:target-frame-name="_blank" xlink:show="new" text:style-name="Internet_20_link" text:visited-style-name="Visited_20_Internet_20_Link"><text:span text:style-name="T2">Derby</text:span></text:a> </text:p>
      <text:p text:style-name="P1"><text:a xlink:type="simple" xlink:href="https://www.yelp.com/biz/lechon-portland?osq=Restaurants" office:target-frame-name="_blank" xlink:show="new" text:style-name="Internet_20_link" text:visited-style-name="Visited_20_Internet_20_Link"><text:span text:style-name="T2">Lechon</text:span></text:a> </text:p>
      <text:p text:style-name="P1"><text:span text:style-name="T3">Andina </text:span> </text:p>
      <text:p text:style-name="P1"><text:a xlink:type="simple" xlink:href="https://www.yelp.com/biz/the-observatory-portland?osq=Restaurants" office:target-frame-name="_blank" xlink:show="new" text:style-name="Internet_20_link" text:visited-style-name="Visited_20_Internet_20_Link"><text:span text:style-name="T1">The Observatory</text:span></text:a> </text:p>
      <text:p text:style-name="P1"><text:span text:style-name="T5"> </text:span><text:a xlink:type="simple" xlink:href="https://www.yelp.com/biz/vn-urban-portland-4?osq=Restaurants" office:target-frame-name="_blank" xlink:show="new" text:style-name="Internet_20_link" text:visited-style-name="Visited_20_Internet_20_Link"><text:span text:style-name="T1">VN Urban</text:span></text:a> </text:p>
      <text:p text:style-name="P1"><text:a xlink:type="simple" xlink:href="https://www.yelp.com/biz/willow-portland?osq=Restaurants" office:target-frame-name="_blank" xlink:show="new" text:style-name="Internet_20_link" text:visited-style-name="Visited_20_Internet_20_Link"><text:span text:style-name="T2">Willow</text:span></text:a> </text:p>
      <text:p text:style-name="P1"><text:span text:style-name="T3">Toro Bravo</text:span> </text:p>
      <text:p text:style-name="P1"><text:a xlink:type="simple" xlink:href="https://www.yelp.com/biz/lúc-lác-portland-3?osq=Restaurants" office:target-frame-name="_blank" xlink:show="new" text:style-name="Internet_20_link" text:visited-style-name="Visited_20_Internet_20_Link"><text:span text:style-name="T1">Lúc Lác</text:span></text:a> </text:p>
      <text:p text:style-name="P1"><text:a xlink:type="simple" xlink:href="https://www.yelp.com/biz/olympia-provisions-portland-2?osq=Restaurants" office:target-frame-name="_blank" xlink:show="new" text:style-name="Internet_20_link" text:visited-style-name="Visited_20_Internet_20_Link"><text:span text:style-name="T1">Olympia Provisions</text:span></text:a> </text:p>
      <text:p text:style-name="P1"><text:a xlink:type="simple" xlink:href="https://www.yelp.com/biz/pok-pok-portland?osq=Restaurants" office:target-frame-name="_blank" xlink:show="new" text:style-name="Internet_20_link" text:visited-style-name="Visited_20_Internet_20_Link"><text:span text:style-name="T1">Pok Pok</text:span></text:a> </text:p>
      <text:p text:style-name="P1"><text:a xlink:type="simple" xlink:href="https://www.yelp.com/biz/imperial-portland?osq=Restaurants" office:target-frame-name="_blank" xlink:show="new" text:style-name="Internet_20_link" text:visited-style-name="Visited_20_Internet_20_Link"><text:span text:style-name="T1">Imperial</text:span></text:a> </text:p>
      <text:p text:style-name="P1"><text:a xlink:type="simple" xlink:href="https://www.yelp.com/biz/little-bird-bistro-portland-2?osq=Restaurants" office:target-frame-name="_blank" xlink:show="new" text:style-name="Internet_20_link" text:visited-style-name="Visited_20_Internet_20_Link"><text:span text:style-name="T2">Little Bird Bistro</text:span></text:a> </text:p>
      <text:p text:style-name="P1"><text:span text:style-name="T4">Saucebox </text:span> </text:p>
      <text:p text:style-name="P1"><text:a xlink:type="simple" xlink:href="https://www.yelp.com/biz/mothers-bistro-and-bar-portland?osq=Restaurants" office:target-frame-name="_blank" xlink:show="new" text:style-name="Internet_20_link" text:visited-style-name="Visited_20_Internet_20_Link"><text:span text:style-name="T1">Mother’s Bistro &amp; Bar</text:span></text:a> </text:p>
      <text:p text:style-name="P1"><text:a xlink:type="simple" xlink:href="https://www.yelp.com/biz/corzetti-portland?osq=Restaurants" office:target-frame-name="_blank" xlink:show="new" text:style-name="Internet_20_link" text:visited-style-name="Visited_20_Internet_20_Link"><text:span text:style-name="T1">Corzetti</text:span></text:a> </text:p>
      <text:p text:style-name="P1"><text:a xlink:type="simple" xlink:href="https://www.yelp.com/biz/the-picnic-house-portland?osq=Restaurants" office:target-frame-name="_blank" xlink:show="new" text:style-name="Internet_20_link" text:visited-style-name="Visited_20_Internet_20_Link"><text:span text:style-name="T1">The Picnic House</text:span></text:a> </text:p>
      <text:p text:style-name="P1"><text:span text:style-name="T5"> </text:span><text:a xlink:type="simple" xlink:href="https://www.yelp.com/biz/tasty-n-sons-portland?osq=Restaurants" office:target-frame-name="_blank" xlink:show="new" text:style-name="Internet_20_link" text:visited-style-name="Visited_20_Internet_20_Link"><text:span text:style-name="T2">Tasty n Sons</text:span></text:a> </text:p>
      <text:p text:style-name="P1"><text:a xlink:type="simple" xlink:href="https://www.yelp.com/biz/the-hairy-lobster-portland?osq=Restaurants" office:target-frame-name="_blank" xlink:show="new" text:style-name="Internet_20_link" text:visited-style-name="Visited_20_Internet_20_Link"><text:span text:style-name="T2">The Hairy Lobster</text:span></text:a> </text:p>
      <text:p text:style-name="P1"><text:a xlink:type="simple" xlink:href="https://www.yelp.com/biz/paiche-portland-2?osq=Restaurants" office:target-frame-name="_blank" xlink:show="new" text:style-name="Internet_20_link" text:visited-style-name="Visited_20_Internet_20_Link"><text:span text:style-name="T1">Paiche</text:span></text:a> </text:p>
      <text:p text:style-name="P1"><text:a xlink:type="simple" xlink:href="https://www.yelp.com/biz/portland-city-grill-portland?osq=Restaurants" office:target-frame-name="_blank" xlink:show="new" text:style-name="Internet_20_link" text:visited-style-name="Visited_20_Internet_20_Link"><text:span text:style-name="T2">Portland City Grill</text:span></text:a> </text:p>
      <text:p text:style-name="P1"><text:a xlink:type="simple" xlink:href="https://www.yelp.com/biz/saltys-on-the-columbia-river-portland-3?osq=Restaurants" office:target-frame-name="_blank" xlink:show="new" text:style-name="Internet_20_link" text:visited-style-name="Visited_20_Internet_20_Link"><text:span text:style-name="T1">Salty’s on the Columbia River</text:span></text:a> </text:p>
      <text:p text:style-name="P1"><text:a xlink:type="simple" xlink:href="https://www.yelp.com/biz/q-restaurant-and-bar-portland?osq=Restaurants" office:target-frame-name="_blank" xlink:show="new" text:style-name="Internet_20_link" text:visited-style-name="Visited_20_Internet_20_Link"><text:span text:style-name="T2">Q Restaurant &amp; Bar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Contreras</meta:initial-creator>
    <meta:creation-date>2018-08-06T22:07:13.34</meta:creation-date>
    <meta:generator>OpenOffice/4.1.5$Win32 OpenOffice.org_project/415m1$Build-9789</meta:generator>
    <dc:date>2018-08-07T11:45:45.47</dc:date>
    <dc:creator>Richard Contreras</dc:creator>
    <meta:editing-duration>PT13H38M30S</meta:editing-duration>
    <meta:editing-cycles>7</meta:editing-cycles>
    <meta:document-statistic meta:table-count="0" meta:image-count="0" meta:object-count="0" meta:page-count="1" meta:paragraph-count="24" meta:word-count="53" meta:character-count="320"/>
  </office:meta>
</office:document-meta>
</file>